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style>
    <style:style style:name="P3" style:family="paragraph" style:parent-style-name="Standard" style:master-page-name="Standard">
      <style:paragraph-properties fo:margin-left="0in" fo:margin-right="0in" fo:text-indent="0in" style:auto-text-indent="false" style:page-number="1"/>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1">
      <style:paragraph-properties fo:margin-left="1in" fo:margin-right="0in" fo:text-indent="-0.25in" style:auto-text-indent="false"/>
    </style:style>
    <style:style style:name="T1" style:family="text">
      <style:text-properties fo:font-weight="bold" style:font-weight-asian="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eeting Notes</text:span></text:p>
      <text:p text:style-name="P1">15:00 - 15:35</text:p>
      <text:p text:style-name="P2"/>
      <text:p text:style-name="P1"><text:span text:style-name="T1">Lessons Learned</text:span></text:p>
      <text:list xml:id="list185907545" text:style-name="WWNum2">
        <text:list-item>
          <text:p text:style-name="P4">We will split up into groups of two people to parallelize -&gt; one article for 4 people is blocking us too much</text:p>
        </text:list-item>
        <text:list-item>
          <text:p text:style-name="P4">We learned about the Wikipedia process</text:p>
        </text:list-item>
        <text:list-item>
          <text:p text:style-name="P4">It was a good choice to „ignore“ the input of the Wikipedia Meetup &amp; go ahead anyway</text:p>
        </text:list-item>
      </text:list>
      <text:p text:style-name="Standard"/>
      <text:p text:style-name="Standard"><text:span text:style-name="T1">Next steps</text:span></text:p>
      <text:list xml:id="list3832052944" text:style-name="WWNum1">
        <text:list-item>
          <text:p text:style-name="P5">Try english entries</text:p>
          <text:list>
            <text:list-item>
              <text:p text:style-name="P6">Is there a different culture in english Wikipedia?</text:p>
            </text:list-item>
          </text:list>
        </text:list-item>
        <text:list-item>
          <text:p text:style-name="P5">Try out publishing an article under a new account</text:p>
          <text:list>
            <text:list-item>
              <text:p text:style-name="P6">Can we publish with little credibility?</text:p>
            </text:list-item>
          </text:list>
        </text:list-item>
        <text:list-item>
          <text:p text:style-name="P5">What happens if we use smaller amounts of information? With a stub?</text:p>
          <text:list>
            <text:list-item>
              <text:p text:style-name="P6">We could find out what‘s the minimum amount of information that’s required?</text:p>
            </text:list-item>
            <text:list-item>
              <text:p text:style-name="P6">However, professor noted that it might be too much overhead for too little result</text:p>
            </text:list-item>
          </text:list>
        </text:list-item>
        <text:list-item>
          <text:p text:style-name="P5">Try out uploading pictures</text:p>
        </text:list-item>
        <text:list-item>
          <text:p text:style-name="P5">Right now we should focus on publishing articles in an agile process -&gt; don‘t need to be 100% perfect</text:p>
        </text:list-item>
        <text:list-item>
          <text:p text:style-name="P5"><text:span text:style-name="T1">Goal:</text:span> In the next meeting we should be done with the entries so we have time to polish them up and prepare presentation</text:p>
        </text:list-item>
        <text:list-item>
          <text:p text:style-name="P5">Make stuff like „Sichtungen“ public</text:p>
          <text:list>
            <text:list-item>
              <text:p text:style-name="P6">Could be interesting to the colleagues</text:p>
            </text:list-item>
          </text:list>
        </text:list-item>
        <text:list-item>
          <text:p text:style-name="P5">For the presentation: show articles, statistics (definitely the generated ones), edits, show process, challenges, what you ran into, what challenges we expected but didn‘t run into, how much time it took to write one artic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226" meta:character-count="1221" meta:non-whitespace-character-count="1031"/>
    <meta:generator>LibreOfficeDev/6.0.5.2$Linux_X86_64 LibreOffice_project/</meta:generator>
  </office:meta>
</office:document-meta>
</file>